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GraphicsConfiguration.getColorModel( int transparenc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GraphicsConfiguration.getBo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Configuration.createCompatibleImage( int width , int height , int transparenc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GraphicsConfiguration.getNormalizingTrans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Configuration.getDefaultTrans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Configuration.createCompatibleImage(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GraphicsConfiguration.getColor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Configuration.getDe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